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9?]</text:p>
      <text:p text:style-name="P2">Month<text:tab/><text:tab/><text:tab/><text:tab/><text:tab/><text:tab/></text:p>
      <text:p text:style-name="P2">Year<text:tab/><text:tab/><text:tab/><text:tab/><text:tab/><text:tab/>[1879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vi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hrough page 7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the 19<text:span text:style-name="T2">th</text:span><text:span text:style-name="T3"> anniversary/</text:span></text:p>
      <text:p text:style-name="P7"><text:span text:style-name="T3">of/</text:span></text:p>
      <text:p text:style-name="P7"><text:span text:style-name="T3">the 7</text:span><text:span text:style-name="T2">th</text:span><text:span text:style-name="T3"> st Synagogue/</text:span></text:p>
      <text:p text:style-name="P7"><text:span text:style-name="T3">[Hebrew]/</text:span></text:p>
      <text:p text:style-name="P7"><text:span text:style-name="T3"/></text:p>
      <text:p text:style-name="P6"><text:span text:style-name="T3">[Page 1]</text:span></text:p>
      <text:p text:style-name="P6"><text:span text:style-name="T3">[Hebrew]/ "When God wished to let His Divine presence,/ rest in Israel, He reckoned the people again."/ <text:s/>By this sentence the Rabbis meant to tell, that/ since the Tabernacle had been </text:span><text:span text:style-name="T4">set up</text:span><text:span text:style-name="T6"> raised for public/ worship, and the tribes--set in array under their/ flags--would make that holy edifice the central/ point of their direction, the Sovereign Lord counted/ how many were the subjects devoted thenceforth/ </text:span><text:span text:style-name="T4">for</text:span><text:span text:style-name="T6"> to His service, and deserving of His favor. <text:s/>But/ noteworthy is the circumstance that the census/ taken in this instance of all persons fully grown/ to manhood tallies exactly with the number of/ those who during the previous year had richly/ contributed to the erection of the Sanctuary. (Exodus Chap 38.26) Time/ in its usual inconstancy had not created a change/ for the worse among the Congregation. <text:s/>Thus continued/ unimpaired in its condition, because of a Divine spirit/ hovered round about the</text:span><text:span text:style-name="T4">m</text:span><text:span text:style-name="T6"> faithful. <text:s/>What joy/ must they have experienced, who reported that grati-/-fying result to the men in power!/</text:span></text:p>
      <text:p text:style-name="P6"><text:span text:style-name="T6"/></text:p>
      <text:p text:style-name="P6"><text:span text:style-name="T6">[Page 2]</text:span></text:p>
      <text:p text:style-name="P6"><text:soft-page-break/><text:span text:style-name="T6">Dear brethren. <text:s/>With the deepest sense of/ gratitude to God, and never, never with a feeling/ of vainglory; with reverential exultation and never/ never with triumph I look back to the past of/ </text:span><text:span text:style-name="T4">my Congregation</text:span><text:span text:style-name="T6"> our Synagogue, as time marks a new </text:span><text:span text:style-name="T4">period</text:span><text:span text:style-name="T6"> stage in/ its history. <text:s/>It was upon this Sabbath nineteen/ years ago that our meeting for devotional exercises/ began in the building now endeared by many and/ sacred associations. <text:s/>Then, I counted the Hebrews/ who would make this structure their rallying point,/ and my heart was seized with dismay. <text:s/>For just/ then some had fallen back. <text:s/>Then anxiously I went/ </text:span><text:span text:style-name="T4">fo</text:span><text:span text:style-name="T6"> in search of Hebrews </text:span><text:span text:style-name="T4">of</text:span><text:span text:style-name="T6"> whose gifts might purchase/ for our holy house deliverance, but I returned from/ my mission with </text:span><text:span text:style-name="T4">a</text:span><text:span text:style-name="T6"> drooping </text:span><text:span text:style-name="T4">spirit</text:span><text:span text:style-name="T6"> courage and forebodings./ <text:s/>Could I dare rely on my own strength and fight diffi-/-culties? <text:s/>I knew I did not possess oratical ma-/-gnetism. <text:s/>I was made aware of the incapacity to at-/-tract by the plain chanting of old melodies. <text:s/>What/ means had I to prevent a threatening decay? <text:s/>None: But God/ uses other instruments than those which man considers/ all necessary to work salvation. <text:s/>[Hebrew]/</text:span></text:p>
      <text:p text:style-name="P6"><text:span text:style-name="T6"/></text:p>
      <text:p text:style-name="P6"><text:span text:style-name="T6">[Page 3]</text:span></text:p>
      <text:p text:style-name="P6"><text:span text:style-name="T6">"Not by wealth, and not by </text:span><text:span text:style-name="T4">memorial</text:span><text:span text:style-name="T6"> the strength of public patronage but by/ my spirit saith the Lord of hosts." <text:s/>I do see that a/ divine </text:span><text:span text:style-name="T4">pleasure</text:span><text:span text:style-name="T6"> spirit has rested among us; that the light of/ God's countenance has dispelled the clouds which had/ gathered over our Synagogue. <text:s/>After nineteen years/ I reckon my people again, and find that they have not less-/-ened. <text:s/>Would that like the chiefs of our fathers in the/ wilderness of Sinai I could relate that I miss none/ who were once numbered among the [Hebrew] the ablest bodies in/ our ranks. <text:s/>Time has not dealt as gently with us, as/ I would wish, and </text:span><text:span text:style-name="T4">as agreeably with</text:span><text:span text:style-name="T6"> as our needs call for. <text:s/>We have/ indeed lost fellow-worshippers[sic!] we could ill-spare, but/ only by natural causes; not one, I believe, by disaffection./ <text:s/>The fears of some well intentioned but timid, that our/ disinclination to chime with the notions of the multitude would hasten/ our dissolution are far from being realized. <text:s/>On the/ contrary, I do not hesitate to state that, under Providence,/ we owe a welcome accession simply to the circumstance/ of having resisted a very severe pressure in order to act as we/ deemed most conducive to the preservation of Judaism. <text:s/>For, </text:span><text:span text:style-name="T4">to</text:span><text:span text:style-name="T6">/ what else should the Synagogue promote?/</text:span></text:p>
      <text:p text:style-name="P6"><text:span text:style-name="T6"/></text:p>
      <text:p text:style-name="P6"><text:span text:style-name="T6">[Page 4]</text:span></text:p>
      <text:p text:style-name="P6"><text:span text:style-name="T6">I do not speak so in self-lodation, and to/ be regarded by the populace as righteous, on the/ score of adhering to what bears the stamp of antiquity./ <text:s/>No: I have never hidden my willingness to harmonize/ in any wise plan for a revision, abridgment and alteration of/ the liturgy and the digest of Rabinnical laws, tending to/ bring about uniformity, and put</text:span><text:span text:style-name="T4">ting</text:span><text:span text:style-name="T6"> an end to arbitrary in-/-novations, but to nothing will I agree which aims/ at pleasing the worldly, and banishing Jewish character-/-istics from a Jewish house of prayer. <text:s/>To that I am/ pledged by conviction of duty, and by the most sacred/ memories of home and of school. <text:s/>If that is right-/-eousness in the sight of the thoughtful, may the/ God of Israel inscribe it as such in the book that/ lies open before His judgment-seat. <text:s/>At all events,/ I am amply rewarded by the palpable evidence that/ without relinquishing settled ideas, the stability of this/ </text:span><text:span text:style-name="T4">house</text:span><text:span text:style-name="T6"> dwelling devoted to the honor of the One uncreated Lord has been maintained. <text:s/>At the expiration of/ nineteen years, I reckon my people, and rejoice be-/-cause greater is the number of the Congregation in the lat-/-ter house than that of the former. <text:s/>The sentence of Haggai/ [Hebrew]/</text:span></text:p>
      <text:p text:style-name="P6"><text:span text:style-name="T6"/></text:p>
      <text:p text:style-name="P6"><text:span text:style-name="T6">[Page 5]</text:span></text:p>
      <text:p text:style-name="P6"><text:span text:style-name="T6">cannot literally be applied to our case. <text:s/>And/ I would be destitute of feelings, did I not regret/ that we have not </text:span><text:span text:style-name="T4">materially</text:span><text:span text:style-name="T6"> temporally improved. <text:s/>Without/ investigating all the causes producing that effect,/ lest shortcomings and errors be revealed, I shall merely/ allude to and lament the decline of prosperity, which/ has been felt by other institutions, and which could/ not help affecting injuriously the synagogue./</text:span></text:p>
      <text:p text:style-name="P6"><text:span text:style-name="T6">My brethren are apt to </text:span><text:span text:style-name="T4">take a material view of</text:span><text:span text:style-name="T6"> look at the/ question from a material stand-point. <text:s/>The </text:span><text:soft-page-break/><text:span text:style-name="T6">maintenance of the worship </text:span><text:span text:style-name="T4">they</text:span><text:span text:style-name="T6"> is con-/-nected in their mind with the maintenance of/ him that leads it, and as a logical consequence the re-/-ligious aspect disappears from view. <text:s/>Urged by their own/ wants to retrenchments, they fail to realize the ne-/-cessity of holding up the sanctuary in the only man-/-ner now available, and by every effort on their part./ <text:s/>If they do not belong to that class that have turned their backs/ on the Synagogue as a childish object, they will fancy it will/ still continue, though nothing is given by them for its sup-/-port. <text:s/>I do not apprehend its fall, but I must reprehend/ the thought which might occasion it. <text:s/>I feel that the Divinity/ hovers over this edifice, and as it survived the mutations of/</text:span></text:p>
      <text:p text:style-name="P6"><text:span text:style-name="T6"/></text:p>
      <text:p text:style-name="P6"><text:span text:style-name="T6">[Page 6]</text:span></text:p>
      <text:p text:style-name="P6"><text:span text:style-name="T6">of[sic!] eighteen years, and the trials of the nineteenth,/ it is, I hope, destined to live </text:span><text:span text:style-name="T4">pro</text:span><text:span text:style-name="T6">long </text:span><text:span text:style-name="T4">life</text:span><text:span text:style-name="T6"> and enjoy peace./ <text:s/>But life must be useful to deserve that name, and/ peace must not signify a passive state amidst/ stirring events. <text:s/>The moment the Synagogue ceases to/ represent a living principle, and an onward move-/-ment, it, in all reality, degenerates into what/ its enemies style it, into a fat </text:span><text:span text:style-name="T7">sinecure</text:span><text:span text:style-name="T8"> for sloath-/-ful pastors. <text:s/>With us the year just ending has/ been one of activity. <text:s/>I don't mean it in the sense/ which the </text:span><text:span text:style-name="T5">Church</text:span><text:span text:style-name="T8"> Church gives it; reporting the list/ of confirmants, and that of additional pew </text:span><text:span text:style-name="T5">holders</text:span><text:span text:style-name="T8"> owners, but/ in the sense of having tried to hold fast to practices almost/ universally neglected, inviting all, irrespective of ritual/ differences, to join us in prayer at hours not selected/ by fashion but by a higher rule, the ancient Jewish or-/-dinance, Evening and morning and noon will I supplicate/ [Hebrew], so as to be in frequent communion/ with the spirit of goodness and purity. <text:s/>Nor were/ our endeavours on that direction barren of success./ <text:s/>I am thankful even for that </text:span><text:span text:style-name="T5">little</text:span><text:span text:style-name="T8"> which has been partly accomplished./</text:span></text:p>
      <text:p text:style-name="P6"><text:span text:style-name="T8"/></text:p>
      <text:p text:style-name="P6"><text:span text:style-name="T8">[Page 7]</text:span></text:p>
      <text:p text:style-name="P6"><text:span text:style-name="T8">But </text:span><text:span text:style-name="T5">greatly</text:span><text:span text:style-name="T8"> more than for the continuance of/ observances, calculated to keep alive the sentiment/ of solidarity among the scattered members of the house/ of Israel, and of our common dependence of the Almighty/ for breath and food and rest, I rejoice over the fruit/ of pulpit instruction. <text:s/>I see it in that spark of/ love for Hebrew learning promising to rise into a/ torch which may give us hereafter a clear and/ steady light. <text:s/>Few, unhappily too few, are kindled/ with it, but I interpret the mere manifestation thereof/ after a long period of darkness as a prognostic of a brighter future. <text:s/>This year it/ began to show itself </text:span><text:span text:style-name="T5">visu</text:span><text:span text:style-name="T8"> perceptibly to our mental vision, and/ I am buoyed up with the hope that when the twentieth/ year of our synagogue will be completed--if permitted to/ live, I will relate that the striving of your minister for a/ loftier standard of Jewish culture has been rewarded;/ that a revival of the days in which the study of the Bible and/ its literature were considered the primary and inviolate/ obligation of every Jew, took place; that they who wor-/ship in this holy structure base their conservatism not/ exclusively upon hereditary habits, but upon a knowledge/ derived from out history and theology./</text:span></text:p>
      <text:p text:style-name="P6"><text:span text:style-name="T8"/></text:p>
      <text:p text:style-name="P6"><text:span text:style-name="T8">[Page 8]</text:span></text:p>
      <text:p text:style-name="P6"><text:span text:style-name="T8">To that end I labor; that goal I am eager to reach;/ that when carried still further, I may hear along/ the satisfaction of having contributed my mite/ towards the perpetuity of an inheritance very nigh/ alienated by my brethren in America, of having/ kept wide awake to the necessity of the hour,/ calling upon my charges early and late to cultivate/ religious knowledge, to heed the precepts, to/ be consistent Israelites in the practical relations of/ life, and to evince attachment to the Synagogue/ by securing for it the presence of the Divinity, which/ </text:span><text:span text:style-name="T5">dwells among ab</text:span><text:span text:style-name="T8"> hovers above the assembly of the upright in heart./ <text:s/>Wealth can relieve this spot of its burden, numerical/ strength can add to this spot impressive dignity, but/ the character of its attendants can alone make spot a blessed/ Temple fit for Cherubim and Seraphim to look upon./ <text:s/>(Here followed and appropriate prayer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5T13:27:24.46</meta:creation-date>
    <meta:document-statistic meta:table-count="0" meta:image-count="0" meta:object-count="0" meta:page-count="4" meta:paragraph-count="82" meta:word-count="1748" meta:character-count="10679"/>
    <dc:date>2012-09-25T14:06:02.05</dc:date>
    <dc:creator>Penn Libraries</dc:creator>
    <meta:editing-duration>PT00H06M56S</meta:editing-duration>
    <meta:editing-cycles>1</meta:editing-cycles>
    <meta:generator>OpenOffice.org/3.2$Win32 OpenOffice.org_project/320m12$Build-9483</meta:generator>
  </office:meta>
</office:document-meta>
</file>